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1.5pt dotted #000000"/>
    </style:style>
    <style:style style:name="Table12" style:family="table">
      <style:table-properties style:width="17cm" fo:margin-top="0cm" fo:margin-bottom="0.499cm" fo:break-before="page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" style:family="table">
      <style:table-properties style:width="17cm" fo:margin-top="0cm" fo:margin-bottom="0.499cm" fo:break-before="page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fo:margin-top="0cm" fo:margin-bottom="0.499cm" fo:break-before="page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4" style:family="table">
      <style:table-properties style:width="17cm" fo:margin-top="0cm" fo:margin-bottom="0.499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P1" style:family="paragraph" style:parent-style-name="Title">
      <style:text-properties officeooo:paragraph-rsid="0015f566"/>
    </style:style>
    <style:style style:name="P2" style:family="paragraph" style:parent-style-name="Subtitle">
      <style:text-properties officeooo:rsid="0015f566" officeooo:paragraph-rsid="0015f566"/>
    </style:style>
    <style:style style:name="P3" style:family="paragraph" style:parent-style-name="Text_20_body">
      <style:text-properties officeooo:rsid="0015f566" officeooo:paragraph-rsid="0015f566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officeooo:rsid="0042e31e" officeooo:paragraph-rsid="0042e31e"/>
    </style:style>
    <style:style style:name="P6" style:family="paragraph" style:parent-style-name="Text_20_body">
      <style:text-properties officeooo:paragraph-rsid="002639b3"/>
    </style:style>
    <style:style style:name="P7" style:family="paragraph" style:parent-style-name="Table_20_Contents">
      <style:text-properties officeooo:rsid="002639b3" officeooo:paragraph-rsid="00389f3b" style:font-name-asian="PingFang SC" style:font-name-complex="Arial Unicode MS1"/>
    </style:style>
    <style:style style:name="P8" style:family="paragraph" style:parent-style-name="Text_20_body">
      <style:text-properties fo:font-weight="bold" officeooo:rsid="005e515a" officeooo:paragraph-rsid="005e515a" style:font-weight-asian="bold" style:font-weight-complex="bold"/>
    </style:style>
    <style:style style:name="P9" style:family="paragraph" style:parent-style-name="Text_20_body">
      <style:text-properties officeooo:rsid="005e515a" officeooo:paragraph-rsid="005e515a"/>
    </style:style>
    <style:style style:name="P10" style:family="paragraph" style:parent-style-name="Text_20_body">
      <style:text-properties officeooo:paragraph-rsid="005e515a"/>
    </style:style>
    <style:style style:name="P11" style:family="paragraph" style:parent-style-name="Text_20_body" style:list-style-name="L2">
      <style:text-properties officeooo:rsid="005e515a" officeooo:paragraph-rsid="005e515a"/>
    </style:style>
    <style:style style:name="P12" style:family="paragraph" style:parent-style-name="Text_20_body" style:list-style-name="L3">
      <style:text-properties officeooo:paragraph-rsid="005e515a"/>
    </style:style>
    <style:style style:name="P13" style:family="paragraph" style:parent-style-name="Text_20_body" style:list-style-name="L3">
      <style:text-properties officeooo:rsid="005e515a" officeooo:paragraph-rsid="005e515a"/>
    </style:style>
    <style:style style:name="P14" style:family="paragraph" style:parent-style-name="Text_20_body">
      <style:paragraph-properties fo:break-before="auto" fo:break-after="auto"/>
      <style:text-properties officeooo:rsid="005e515a" officeooo:paragraph-rsid="005e515a"/>
    </style:style>
    <style:style style:name="P15" style:family="paragraph" style:parent-style-name="Text_20_body" style:list-style-name="L4">
      <style:text-properties officeooo:rsid="005e515a" officeooo:paragraph-rsid="005e515a"/>
    </style:style>
    <style:style style:name="P16" style:family="paragraph" style:parent-style-name="Text_20_body">
      <style:text-properties officeooo:rsid="00635aba" officeooo:paragraph-rsid="00635aba"/>
    </style:style>
    <style:style style:name="P17" style:family="paragraph" style:parent-style-name="Table_20_Contents">
      <style:text-properties officeooo:rsid="002639b3" officeooo:paragraph-rsid="005ebffb" style:font-name-asian="PingFang SC" style:font-name-complex="Arial Unicode MS1"/>
    </style:style>
    <style:style style:name="P18" style:family="paragraph" style:parent-style-name="Text_20_body">
      <style:text-properties fo:font-weight="bold" officeooo:rsid="005ebffb" officeooo:paragraph-rsid="005ebffb" style:font-weight-asian="bold" style:font-weight-complex="bold"/>
    </style:style>
    <style:style style:name="P19" style:family="paragraph" style:parent-style-name="Text_20_body">
      <style:text-properties officeooo:paragraph-rsid="005ebffb"/>
    </style:style>
    <style:style style:name="P20" style:family="paragraph" style:parent-style-name="Text_20_body" style:list-style-name="L5">
      <style:text-properties fo:font-weight="normal" officeooo:rsid="005ebffb" officeooo:paragraph-rsid="005ebffb" style:font-weight-asian="normal" style:font-weight-complex="normal"/>
    </style:style>
    <style:style style:name="P21" style:family="paragraph" style:parent-style-name="Text_20_body">
      <style:text-properties fo:font-weight="normal" officeooo:rsid="005ebffb" officeooo:paragraph-rsid="005ebffb" style:font-weight-asian="normal" style:font-weight-complex="normal"/>
    </style:style>
    <style:style style:name="P22" style:family="paragraph" style:parent-style-name="Text_20_body" style:list-style-name="L6">
      <style:text-properties fo:font-weight="normal" officeooo:rsid="005ebffb" officeooo:paragraph-rsid="005f61c7" style:font-weight-asian="normal" style:font-weight-complex="normal"/>
    </style:style>
    <style:style style:name="P23" style:family="paragraph" style:parent-style-name="Text_20_body" style:list-style-name="L6">
      <style:text-properties fo:font-weight="normal" officeooo:rsid="005ebffb" officeooo:paragraph-rsid="005ebffb" style:font-weight-asian="normal" style:font-weight-complex="normal"/>
    </style:style>
    <style:style style:name="P24" style:family="paragraph" style:parent-style-name="Text_20_body" style:list-style-name="L7">
      <style:text-properties fo:font-weight="normal" officeooo:rsid="005ebffb" officeooo:paragraph-rsid="005ebffb" style:font-weight-asian="normal" style:font-weight-complex="normal"/>
    </style:style>
    <style:style style:name="P25" style:family="paragraph" style:parent-style-name="Text_20_body" style:list-style-name="L8">
      <style:text-properties officeooo:paragraph-rsid="005ebffb"/>
    </style:style>
    <style:style style:name="P26" style:family="paragraph" style:parent-style-name="Text_20_body" style:list-style-name="L8">
      <style:text-properties officeooo:rsid="005ebffb" officeooo:paragraph-rsid="005ebffb"/>
    </style:style>
    <style:style style:name="P27" style:family="paragraph" style:parent-style-name="Text_20_body">
      <style:text-properties style:font-name="Lato1" fo:font-weight="bold" officeooo:rsid="005ebffb" officeooo:paragraph-rsid="005ebffb" style:font-weight-asian="bold" style:font-weight-complex="bold"/>
    </style:style>
    <style:style style:name="P28" style:family="paragraph" style:parent-style-name="Text_20_body" style:list-style-name="L9">
      <style:text-properties officeooo:paragraph-rsid="005ebffb"/>
    </style:style>
    <style:style style:name="P29" style:family="paragraph" style:parent-style-name="Text_20_body" style:list-style-name="L10">
      <style:text-properties style:font-name="Lato1" fo:font-weight="bold" officeooo:rsid="005ebffb" officeooo:paragraph-rsid="005ebffb" style:font-weight-asian="bold" style:font-weight-complex="bold"/>
    </style:style>
    <style:style style:name="P30" style:family="paragraph" style:parent-style-name="Text_20_body" style:list-style-name="L10">
      <style:text-properties officeooo:paragraph-rsid="005ebffb"/>
    </style:style>
    <style:style style:name="P31" style:family="paragraph" style:parent-style-name="Text_20_body">
      <style:text-properties style:font-name="Lato1" fo:font-weight="normal" officeooo:rsid="005ebffb" officeooo:paragraph-rsid="005ebffb" style:font-weight-asian="normal" style:font-weight-complex="normal"/>
    </style:style>
    <style:style style:name="P32" style:family="paragraph" style:parent-style-name="Text_20_body">
      <style:text-properties style:font-name="Lato1" fo:font-weight="bold" officeooo:rsid="005ebffb" officeooo:paragraph-rsid="00635aba" style:font-weight-asian="bold" style:font-weight-complex="bold"/>
    </style:style>
    <style:style style:name="P33" style:family="paragraph" style:parent-style-name="Table_20_Contents">
      <style:text-properties officeooo:rsid="002639b3" officeooo:paragraph-rsid="00635aba" style:font-name-asian="PingFang SC" style:font-name-complex="Arial Unicode MS1"/>
    </style:style>
    <style:style style:name="P34" style:family="paragraph" style:parent-style-name="Text_20_body">
      <style:text-properties fo:font-weight="bold" officeooo:rsid="00635aba" officeooo:paragraph-rsid="00635aba" style:font-weight-asian="bold" style:font-weight-complex="bold"/>
    </style:style>
    <style:style style:name="P35" style:family="paragraph" style:parent-style-name="Text_20_body">
      <style:text-properties officeooo:paragraph-rsid="00635aba"/>
    </style:style>
    <style:style style:name="P36" style:family="paragraph" style:parent-style-name="Text_20_body">
      <style:text-properties fo:font-weight="bold" officeooo:rsid="00635aba" officeooo:paragraph-rsid="00702045" style:font-weight-asian="bold" style:font-weight-complex="bold"/>
    </style:style>
    <style:style style:name="P37" style:family="paragraph" style:parent-style-name="Text_20_body">
      <style:text-properties officeooo:rsid="006c9fe9" officeooo:paragraph-rsid="006e6bcd"/>
    </style:style>
    <style:style style:name="P38" style:family="paragraph" style:parent-style-name="Text_20_body" style:list-style-name="L11">
      <style:text-properties officeooo:paragraph-rsid="00635aba"/>
    </style:style>
    <style:style style:name="P39" style:family="paragraph" style:parent-style-name="Text_20_body" style:list-style-name="L11">
      <style:text-properties officeooo:paragraph-rsid="006c9fe9"/>
    </style:style>
    <style:style style:name="P40" style:family="paragraph" style:parent-style-name="Text_20_body">
      <style:text-properties officeooo:paragraph-rsid="006e6bcd"/>
    </style:style>
    <style:style style:name="P41" style:family="paragraph" style:parent-style-name="Text_20_body" style:list-style-name="L12">
      <style:text-properties style:font-name="Lato1" fo:font-weight="normal" officeooo:rsid="00635aba" officeooo:paragraph-rsid="00635aba" style:font-weight-asian="normal" style:font-weight-complex="normal"/>
    </style:style>
    <style:style style:name="P42" style:family="paragraph" style:parent-style-name="Text_20_body" style:list-style-name="L12">
      <style:text-properties officeooo:paragraph-rsid="00635aba"/>
    </style:style>
    <style:style style:name="P43" style:family="paragraph" style:parent-style-name="Table_20_Contents">
      <style:text-properties officeooo:rsid="0024cf71" officeooo:paragraph-rsid="0047f387"/>
    </style:style>
    <style:style style:name="P44" style:family="paragraph" style:parent-style-name="Text_20_body" style:list-style-name="L13">
      <style:text-properties fo:font-weight="normal" officeooo:paragraph-rsid="006e6bcd" style:font-weight-asian="normal" style:font-weight-complex="normal"/>
    </style:style>
    <style:style style:name="P45" style:family="paragraph" style:parent-style-name="Text_20_body" style:list-style-name="L13">
      <style:text-properties fo:font-weight="normal" officeooo:rsid="004d5531" officeooo:paragraph-rsid="006e6bcd" style:font-weight-asian="normal" style:font-weight-complex="normal"/>
    </style:style>
    <style:style style:name="T1" style:family="text">
      <style:text-properties officeooo:rsid="002639b3"/>
    </style:style>
    <style:style style:name="T2" style:family="text">
      <style:text-properties officeooo:rsid="0015f566"/>
    </style:style>
    <style:style style:name="T3" style:family="text">
      <style:text-properties officeooo:rsid="0042e31e"/>
    </style:style>
    <style:style style:name="T4" style:family="text">
      <style:text-properties officeooo:rsid="00751404"/>
    </style:style>
    <style:style style:name="T5" style:family="text">
      <style:text-properties officeooo:rsid="00389f3b"/>
    </style:style>
    <style:style style:name="T6" style:family="text">
      <style:text-properties style:font-name="Consolas1"/>
    </style:style>
    <style:style style:name="T7" style:family="text">
      <style:text-properties officeooo:rsid="0068605d"/>
    </style:style>
    <style:style style:name="T8" style:family="text">
      <style:text-properties style:font-name="Consolas1" officeooo:rsid="0068605d" fo:background-color="#eeeeee" loext:char-shading-value="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font-name="Consolas1" style:text-underline-style="none"/>
    </style:style>
    <style:style style:name="T12" style:family="text">
      <style:text-properties style:font-name="Lato1" style:text-underline-style="none"/>
    </style:style>
    <style:style style:name="T13" style:family="text">
      <style:text-properties style:font-name="Consolas1" style:text-underline-style="none" officeooo:rsid="0068605d"/>
    </style:style>
    <style:style style:name="T14" style:family="text">
      <style:text-properties style:font-name="Lato1" style:text-underline-style="none" officeooo:rsid="0068605d"/>
    </style:style>
    <style:style style:name="T15" style:family="text">
      <style:text-properties officeooo:rsid="005e515a"/>
    </style:style>
    <style:style style:name="T16" style:family="text">
      <style:text-properties style:font-name="Consolas1" fo:font-size="10.5pt" officeooo:rsid="0068605d" fo:background-color="#eeeeee" loext:char-shading-value="0" style:font-size-asian="9.14999961853027pt" style:font-size-complex="10.5pt"/>
    </style:style>
    <style:style style:name="T17" style:family="text">
      <style:text-properties officeooo:rsid="00696b6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ato1"/>
    </style:style>
    <style:style style:name="T20" style:family="text">
      <style:text-properties style:font-name="Lato1" officeooo:rsid="005e515a"/>
    </style:style>
    <style:style style:name="T21" style:family="text">
      <style:text-properties officeooo:rsid="00635aba"/>
    </style:style>
    <style:style style:name="T22" style:family="text">
      <style:text-properties officeooo:rsid="005ebffb"/>
    </style:style>
    <style:style style:name="T23" style:family="text">
      <style:text-properties officeooo:rsid="005f61c7"/>
    </style:style>
    <style:style style:name="T24" style:family="text">
      <style:text-properties fo:font-weight="normal" officeooo:rsid="005ebffb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Consolas1" fo:font-weight="normal" style:font-weight-asian="normal" style:font-weight-complex="normal"/>
    </style:style>
    <style:style style:name="T27" style:family="text">
      <style:text-properties style:font-name="Lato1" fo:font-weight="normal" officeooo:rsid="005ebffb" style:font-weight-asian="normal" style:font-weight-complex="normal"/>
    </style:style>
    <style:style style:name="T28" style:family="text">
      <style:text-properties style:font-name="Lato1" fo:font-size="10.5pt" fo:font-weight="normal" officeooo:rsid="005ebffb" style:font-size-asian="9.14999961853027pt" style:font-weight-asian="normal" style:font-size-complex="10.5pt" style:font-weight-complex="normal"/>
    </style:style>
    <style:style style:name="T29" style:family="text">
      <style:text-properties style:font-name="Lato1" fo:font-weight="normal" officeooo:rsid="005f61c7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fo:font-weight="normal" officeooo:rsid="005f61c7" style:font-weight-asian="normal" style:font-weight-complex="normal"/>
    </style:style>
    <style:style style:name="T32" style:family="text">
      <style:text-properties style:text-underline-style="none" officeooo:rsid="00635aba"/>
    </style:style>
    <style:style style:name="T33" style:family="text">
      <style:text-properties style:font-name="Lato1" officeooo:rsid="00635aba"/>
    </style:style>
    <style:style style:name="T34" style:family="text">
      <style:text-properties style:font-name="Consolas1" officeooo:rsid="00635aba"/>
    </style:style>
    <style:style style:name="T35" style:family="text">
      <style:text-properties fo:font-weight="normal" officeooo:rsid="00635aba" style:font-weight-asian="normal" style:font-weight-complex="normal"/>
    </style:style>
    <style:style style:name="T36" style:family="text">
      <style:text-properties style:font-name="Lato1" fo:font-weight="normal" officeooo:rsid="00635aba" style:font-weight-asian="normal" style:font-weight-complex="normal"/>
    </style:style>
    <style:style style:name="T37" style:family="text">
      <style:text-properties officeooo:rsid="006c9fe9"/>
    </style:style>
    <style:style style:name="T38" style:family="text">
      <style:text-properties officeooo:rsid="006e6bcd"/>
    </style:style>
    <style:style style:name="T39" style:family="text">
      <style:text-properties style:text-underline-style="solid" style:text-underline-width="auto" style:text-underline-color="font-color" officeooo:rsid="00635aba"/>
    </style:style>
    <style:style style:name="T40" style:family="text">
      <style:text-properties officeooo:rsid="00702045"/>
    </style:style>
    <style:style style:name="T41" style:family="text">
      <style:text-properties style:font-name="Consolas1" fo:font-weight="normal" officeooo:rsid="00635aba" style:font-weight-asian="normal" style:font-weight-complex="normal"/>
    </style:style>
    <style:style style:name="T42" style:family="text">
      <style:text-properties officeooo:rsid="0024cf71"/>
    </style:style>
    <style:style style:name="T43" style:family="text">
      <style:text-properties officeooo:rsid="0027019e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rammation orientée objet</text:span> <text:span text:style-name="T2">(UAA1</text:span><text:span text:style-name="T1">4</text:span><text:span text:style-name="T2">)</text:span></text:p>
      <text:p text:style-name="P2">Exercices : <text:span text:style-name="T3">série </text:span><text:span text:style-name="T4">6</text:span></text:p>
      <text:p text:style-name="P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">Objets d’apprentissage :</text:p>
            <text:list text:style-name="L1">
              <text:list-item>
                <text:p text:style-name="P5">Modéliser une logique de programmation orientée objet.</text:p>
              </text:list-item>
              <text:list-item>
                <text:p text:style-name="P5">Déclarer une classe.</text:p>
              </text:list-item>
              <text:list-item>
                <text:p text:style-name="P5">Instancier une classe.</text:p>
              </text:list-item>
              <text:list-item>
                <text:p text:style-name="P5">Utiliser les méthodes de l’objet instancié.</text:p>
              </text:list-item>
              <text:list-item>
                <text:p text:style-name="P5">Traduire un algorithme dans un langage de programmation.</text:p>
              </text:list-item>
              <text:list-item>
                <text:p text:style-name="P5">Commenter des lignes de code.</text:p>
              </text:list-item>
              <text:list-item>
                <text:p text:style-name="P5">Tester le programme conçu.</text:p>
              </text:list-item>
              <text:list-item>
                <text:p text:style-name="P5">Caractériser les attributs dans une classe (encapsulation).</text:p>
              </text:list-item>
              <text:list-item>
                <text:p text:style-name="P5">Caractériser les méthodes dans une classe (encapsulation).</text:p>
              </text:list-item>
              <text:list-item>
                <text:p text:style-name="P5">Décrire la création d’un constructeur.</text:p>
              </text:list-item>
              <text:list-item>
                <text:p text:style-name="P5">Extraire d’un cahier des charges les informations nécessaires à la programmation.</text:p>
              </text:list-item>
              <text:list-item>
                <text:p text:style-name="P5">Programmer en recourant aux instructions et types de données nécessaires au développement d’une application.</text:p>
              </text:list-item>
              <text:list-item>
                <text:p text:style-name="P5">Corriger un programme défaillant.</text:p>
              </text:list-item>
              <text:list-item>
                <text:p text:style-name="P5">Développer une classe sur la base d’un cahier des charges en respectant le paradigme de la programmation orientée objet.</text:p>
              </text:list-item>
              <text:list-item>
                <text:p text:style-name="P5">Programmer en recourant aux classes nécessaires au développement d’une application orientée objet.</text:p>
              </text:list-item>
              <text:list-item>
                <text:p text:style-name="P5">Améliorer un programme pour répondre à un besoin défini.</text:p>
              </text:list-item>
            </text:list>
          </table:table-cell>
        </table:table-row>
      </table:table>
      <text:p text:style-name="P6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">Exercice <text:span text:style-name="T5">1</text:span></text:p>
          </table:table-cell>
        </table:table-row>
      </table:table>
      <text:p text:style-name="P8">Etape 1</text:p>
      <text:p text:style-name="P9">Crée une classe <text:span text:style-name="T6">Personne</text:span> caractérisée par un nom, un prénom, un sexe et une date de naissance.</text:p>
      <text:p text:style-name="P8">Etape 2</text:p>
      <text:p text:style-name="P9">Crée un setter / getter pour chaque variable d’instance.</text:p>
      <text:p text:style-name="P8">Etape 3</text:p>
      <text:p text:style-name="P9">Prévois un constructeur (à 6 arguments) qui permet de créer des personnes à partir d’un nom, un prénom, un sexe, une année, un mois et un jour de naissance.</text:p>
      <text:p text:style-name="P8">Etape 4</text:p>
      <text:p text:style-name="P9">Mets à jour le sette<text:span text:style-name="T7">r du sexe </text:span>de telle sorte qu’il génère une exception <text:span text:style-name="T7">de type </text:span><text:span text:style-name="T8">SexeIncorrectException</text:span> lorsque le sexe renseigné n’est pas correct. Les <text:span text:style-name="T9">seules valeurs permises pour le sexe</text:span><text:span text:style-name="T10"> sont </text:span><text:span text:style-name="T11">‘m’</text:span><text:span text:style-name="T12">, </text:span><text:span text:style-name="T11">‘M’</text:span><text:span text:style-name="T12">, </text:span><text:span text:style-name="T11">‘f</text:span><text:span text:style-name="T12">’, </text:span><text:span text:style-name="T11">‘F’</text:span><text:span text:style-name="T12">, </text:span><text:span text:style-name="T11">‘</text:span><text:span text:style-name="T13">x’</text:span><text:span text:style-name="T14"> et </text:span><text:span text:style-name="T13">‘X’.</text:span></text:p>
      <text:p text:style-name="P8">Etape 5</text:p>
      <text:p text:style-name="P9">Fais en sorte que le constructeur propage l’erreur du setter. En effet, ce n’est pas à lui de gérer cette exception, mais au <text:span text:style-name="T7">script PHP</text:span> qui utilise le constructeur.</text:p>
      <text:p text:style-name="P8">Etape 6</text:p>
      <text:p text:style-name="P10"><text:span text:style-name="T15">Prévois également la méthode </text:span><text:span text:style-name="T16">toString()</text:span><text:span text:style-name="T15"> qui retourne le prénom suivi du nom.</text:span></text:p>
      <text:p text:style-name="P8">Etape 7</text:p>
      <text:p text:style-name="P9"><text:span text:style-name="T17">Réalise les deux étapes suivantes </text:span> :</text:p>
      <text:list text:style-name="L2">
        <text:list-item>
          <text:p text:style-name="P11">Essaye (<text:span text:style-name="T18">try</text:span>) de créer une personne avec un sexe incorrect</text:p>
        </text:list-item>
        <text:list-item>
          <text:p text:style-name="P11">Capture (<text:span text:style-name="T18">catch</text:span>) l’exception et affiche à l’écran le message correspondant à l’erreur</text:p>
        </text:list-item>
      </text:list>
      <text:p text:style-name="P8">Etape 8</text:p>
      <text:p text:style-name="P9">Mets à jour <text:span text:style-name="T17">ton code </text:span><text:span text:style-name="T19">:</text:span></text:p>
      <text:list text:style-name="L3">
        <text:list-item>
          <text:p text:style-name="P12"><text:span text:style-name="T20">lors</text:span><text:span text:style-name="T15"> de la création (réussie) d’une personne, un message de confirmation doit apparaître dans la console ;</text:span></text:p>
        </text:list-item>
        <text:list-item>
          <text:p text:style-name="P13">lorsque la création lance une exception (échoue) , un message d’erreur doit apparaître dans la console.</text:p>
        </text:list-item>
      </text:list>
      <text:p text:style-name="P8">Etape 9</text:p>
      <text:p text:style-name="P14">Fais en sorte que les données de création d’une personne soient obtenues auprès de l’utilisateur.</text:p>
      <text:p text:style-name="P9">Les informations à demander sont :</text:p>
      <text:list text:style-name="L4">
        <text:list-item>
          <text:p text:style-name="P15">le nom ;</text:p>
        </text:list-item>
        <text:list-item>
          <text:p text:style-name="P15">le prénom ;</text:p>
        </text:list-item>
        <text:list-item>
          <text:p text:style-name="P15">le sexe ;</text:p>
        </text:list-item>
        <text:list-item>
          <text:p text:style-name="P15"><text:soft-page-break/>l’année de naissance ;</text:p>
        </text:list-item>
        <text:list-item>
          <text:p text:style-name="P15">le mois de naissance ;</text:p>
        </text:list-item>
        <text:list-item>
          <text:p text:style-name="P15">le jour de naissance.</text:p>
        </text:list-item>
      </text:list>
      <text:p text:style-name="P8">Etape 10</text:p>
      <text:p text:style-name="P14">Fais en sorte que l’utilisateur puisse créer autant de personnes qu’il le souhaite. <text:span text:style-name="T17">Pour cela, stocke chaque personne créée en session.</text:span></text:p>
      <text:p text:style-name="P8">Etape 11</text:p>
      <text:p text:style-name="P9"><text:span text:style-name="T17">Mets en place un bouton cliquable permettant d’afficher</text:span> le pourcentage de filles inscrites.</text:p>
      <text:p text:style-name="P16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Exercice <text:span text:style-name="T21">2</text:span></text:p>
          </table:table-cell>
        </table:table-row>
      </table:table>
      <text:p text:style-name="Text_20_body">L’objectif d<text:span text:style-name="T22">e cet exercice est de simuler </text:span><text:span text:style-name="T23">une</text:span><text:span text:style-name="T22"> connexion à une base de données contenant des informations sur des Streamers.</text:span></text:p>
      <text:p text:style-name="P18">Étape 1</text:p>
      <text:p text:style-name="P19"><text:span text:style-name="T24">Crée une classe </text:span><text:span text:style-name="T16">Streamer</text:span><text:span text:style-name="T24"> permettant de créer des streamers. Un streamer est caractérisé par :</text:span></text:p>
      <text:list text:style-name="L5">
        <text:list-item>
          <text:p text:style-name="P20">son pseudo ;</text:p>
        </text:list-item>
        <text:list-item>
          <text:p text:style-name="P20">sa plateforme de jeu (PC, PS5, XBOX, etc.) ;</text:p>
        </text:list-item>
        <text:list-item>
          <text:p text:style-name="P20">son nombre d’abonnés.</text:p>
        </text:list-item>
      </text:list>
      <text:p text:style-name="P21">Prévois un constructeur pour cette classe ainsi que des getters/setters.</text:p>
      <text:p text:style-name="P18">Étape 2</text:p>
      <text:p text:style-name="P19"><text:span text:style-name="T24">Crée une classe </text:span><text:span text:style-name="T16">ConnexionBD</text:span><text:span text:style-name="T24"> modélisant une connexion à une base de données. Les informations nécessaires pour se connecter à une base de données sont :</text:span></text:p>
      <text:list text:style-name="L6">
        <text:list-item>
          <text:p text:style-name="P22">une adresse (<text:span text:style-name="T6">host</text:span>) ;</text:p>
        </text:list-item>
        <text:list-item>
          <text:p text:style-name="P22">un nom d’utilisateur <text:span text:style-name="T23">(identifiant)</text:span> ;</text:p>
        </text:list-item>
        <text:list-item>
          <text:p text:style-name="P23">un mot de passe ;</text:p>
        </text:list-item>
        <text:list-item>
          <text:p text:style-name="P23">un tableau contenant un ensemble de streamers <text:span text:style-name="T23">(autrement dis, les données).</text:span></text:p>
        </text:list-item>
      </text:list>
      <text:p text:style-name="P19"><text:span text:style-name="T24">Prévois également un constructeur : lorsqu’une </text:span><text:span text:style-name="T16">ConnexionDB</text:span><text:span text:style-name="T24"> est instanciée, quelques streamers sont automatiquement ajouté au tableau de streamers (pour simuler une vraie base de données).</text:span></text:p>
      <text:p text:style-name="P18">Étape 3</text:p>
      <text:p text:style-name="P21">Il est possible que l’établissement d’une connexion à une base de données échoue, et ce pour plusieurs raisons :</text:p>
      <text:list text:style-name="L7">
        <text:list-item>
          <text:p text:style-name="P24">l’adresse renseignée ne redirige vers aucune base de données ;</text:p>
        </text:list-item>
        <text:list-item>
          <text:p text:style-name="P24">le nom d’utilisateur n’existe pas ;</text:p>
        </text:list-item>
        <text:list-item>
          <text:p text:style-name="P24">le mot de passe est incorrect.</text:p>
        </text:list-item>
      </text:list>
      <text:p text:style-name="P21">Fais en sorte que le constructeur de la classe <text:span text:style-name="T6">ConnexionBD</text:span> lance une exception <text:span text:style-name="T6">ConnexionException</text:span> dans les cas suivants :</text:p>
      <text:list text:style-name="L8">
        <text:list-item>
          <text:p text:style-name="P25"><text:span text:style-name="T24">l’adresse renseignée n’est pas </text:span><text:span text:style-name="T16">localhost:3306/streamers</text:span></text:p>
        </text:list-item>
        <text:list-item>
          <text:p text:style-name="P26"><text:span text:style-name="T25">le nom d’utilisateur n’est pas </text:span><text:span text:style-name="T26">admin</text:span></text:p>
        </text:list-item>
        <text:list-item>
          <text:p text:style-name="P26"><text:span text:style-name="T25">le mot de passe n’est pas </text:span><text:span text:style-name="T26">root</text:span></text:p>
        </text:list-item>
      </text:list>
      <text:p text:style-name="P18">Étape 4</text:p>
      <text:p text:style-name="P27"><text:span text:style-name="T25">Ajoute les méthodes suivantes à la classe </text:span><text:span text:style-name="T26">ConnexionBD</text:span><text:span text:style-name="T25"> :</text:span></text:p>
      <text:list text:style-name="L9">
        <text:list-item>
          <text:p text:style-name="P28"><text:span text:style-name="T16">getStreamer</text:span><text:span text:style-name="T27"> : retourne le streamer identifié par le pseudo reçu en argument</text:span></text:p>
        </text:list-item>
        <text:list-item>
          <text:p text:style-name="P28"><text:soft-page-break/><text:span text:style-name="T16">getAllStreamers</text:span><text:span text:style-name="T27"> : retourne un tableau contenant l’ensemble des streamers présent dans la base de données</text:span></text:p>
        </text:list-item>
        <text:list-item>
          <text:p text:style-name="P28"><text:span text:style-name="T16">addStreamer</text:span><text:span text:style-name="T28"> : aj</text:span><text:span text:style-name="T27">oute le </text:span><text:span text:style-name="T28">streamer</text:span><text:span text:style-name="T27"> reçu en argument dans le tableau des streamers</text:span></text:p>
        </text:list-item>
        <text:list-item>
          <text:p text:style-name="P28"><text:span text:style-name="T16">removeStreamer</text:span><text:span text:style-name="T27"> : supprime le streamer </text:span><text:span text:style-name="T29">du tableau </text:span><text:span text:style-name="T27">identifié par le pseudo reçu en argument</text:span></text:p>
        </text:list-item>
      </text:list>
      <text:p text:style-name="P27"><text:span text:style-name="T30">Attention</text:span><text:span text:style-name="T25">, </text:span><text:span text:style-name="T31">des</text:span><text:span text:style-name="T25"> exception doivent être lancées dans certains cas :</text:span></text:p>
      <text:list text:style-name="L10">
        <text:list-item>
          <text:p text:style-name="P29"><text:span text:style-name="T25">toutes les méthodes lancent possiblement une </text:span><text:span text:style-name="T26">ConnexionException</text:span><text:span text:style-name="T25">, dans le cas où la connexion avec la base de données est interrompue </text:span><text:span text:style-name="T31">(ex. coupure internet)</text:span><text:span text:style-name="T25"> ;</text:span></text:p>
        </text:list-item>
        <text:list-item>
          <text:p text:style-name="P30"><text:span text:style-name="T27">les méthodes </text:span><text:span text:style-name="T16">getStreamer</text:span><text:span text:style-name="T27">, </text:span><text:span text:style-name="T16">getAllStreamers</text:span><text:span text:style-name="T27"> et </text:span><text:span text:style-name="T16">removeStreamer</text:span><text:span text:style-name="T27"> lancent possiblement une </text:span><text:span text:style-name="T16">NoResultException</text:span><text:span text:style-name="T27"> dans le cas où aucun streamer n’est trouvé dans la base de données ;</text:span></text:p>
        </text:list-item>
        <text:list-item>
          <text:p text:style-name="P30"><text:span text:style-name="T27">la méthode </text:span><text:span text:style-name="T16">addStreamer</text:span><text:span text:style-name="T27"> lance possiblement une </text:span><text:span text:style-name="T16">StreamerAlreadyExistsException</text:span><text:span text:style-name="T27"> dans le cas où on tente d’ajouter un streamer qui existe déjà (deux pseudos identiques).</text:span></text:p>
        </text:list-item>
      </text:list>
      <text:p text:style-name="P31">Teste l’ensemble de tes méthodes.</text:p>
      <text:p text:style-name="P32"/>
      <table:table table:name="Table2" table:style-name="Table2">
        <table:table-column table:style-name="Table2.A"/>
        <table:table-row>
          <table:table-cell table:style-name="Table2.A1" office:value-type="string">
            <text:p text:style-name="P33">Exercice <text:span text:style-name="T21">3</text:span></text:p>
          </table:table-cell>
        </table:table-row>
      </table:table>
      <text:p text:style-name="P16">L’objectif de cet exercice est de créer un gestionnaire de fichier qui permet d’écrire et de lire dans un fichier.</text:p>
      <text:p text:style-name="P34">Étape 1</text:p>
      <text:p text:style-name="P35"><text:span text:style-name="T21">Crée la classe</text:span><text:span text:style-name="T32"> </text:span><text:span text:style-name="T16">GestionnaireFichier</text:span><text:span text:style-name="T32"> permettant d’interagir avec des fichiers.</text:span></text:p>
      <text:p text:style-name="P36">Étape 2</text:p>
      <text:p text:style-name="P35"><text:span text:style-name="T21">Ajoute à la classe </text:span><text:span text:style-name="T16">GestionnaireFichier</text:span><text:span text:style-name="T21"> la méthode </text:span><text:span text:style-name="T16">lireFichier</text:span><text:span text:style-name="T21"> qui retourne le contenu d’un fichier localisé au chemin reçu en argument.</text:span></text:p>
      <text:p text:style-name="P37">Pour lire un fichier ligne par ligne, utilise la classe <text:span text:style-name="T6">LecteurFichier</text:span> disponible à l’adresse : <text:a xlink:type="simple" xlink:href="https://github.com/LucasEmbrechts/UAA14-POO-PHP/tree/main/OperationsFichier" text:style-name="Internet_20_link" text:visited-style-name="Visited_20_Internet_20_Link">https://github.com/LucasEmbrechts/UAA14-POO-PHP/tree/main/OperationsFichier</text:a></text:p>
      <text:p text:style-name="P16"><text:span text:style-name="T9">Attention</text:span> : des cas d’erreur (exceptions) sont à prévoir :</text:p>
      <text:list text:style-name="L11">
        <text:list-item>
          <text:p text:style-name="P38"><text:span text:style-name="T21">Si le fichier n’existe pas, le constructeur de la classe </text:span><text:span text:style-name="T16">LecteurFichier</text:span><text:span text:style-name="T21"> lance une </text:span><text:span text:style-name="T16">LectureException</text:span></text:p>
        </text:list-item>
        <text:list-item>
          <text:p text:style-name="P39"><text:span text:style-name="T21">En cas d’erreur de lecture (ex. le fichier est supprimé pendant que le programme lit les lignes), la fonction </text:span><text:span text:style-name="T16">lireLigne</text:span><text:span text:style-name="T21"> lance également u</text:span><text:span text:style-name="T33">ne </text:span><text:span text:style-name="T16">LectureException</text:span></text:p>
        </text:list-item>
      </text:list>
      <text:p text:style-name="P35"><text:span text:style-name="T21">Fais en sorte que la méthode </text:span><text:span text:style-name="T16">lirefichier</text:span><text:span text:style-name="T21"> lance une exception nommée </text:span><text:span text:style-name="T34">FichierInexistantException</text:span><text:span text:style-name="T21"> contenant le message « Le fichier </text:span><text:span text:style-name="T34">&lt;chemin&gt;</text:span><text:span text:style-name="T21"> n’existe pas  ou a été supprimé » lorsqu’une de ces deux erreurs est détectée.</text:span></text:p>
      <text:p text:style-name="P36">Étape 3</text:p>
      <text:p text:style-name="P35"><text:span text:style-name="T35">Ajoute à la classe </text:span><text:span text:style-name="T16">GestionnaireFichier</text:span><text:span text:style-name="T35"> la méthode </text:span><text:span text:style-name="T16">écrireDansFichier</text:span><text:span text:style-name="T36"> qu</text:span><text:span text:style-name="T35">i écrit une chaine de caractères dans un fichier situé au chemin spécifié. La chaine de caractères et le chemin sont tous les deux reçus en argument.</text:span></text:p>
      <text:p text:style-name="P40"><text:span text:style-name="T37">Pour </text:span><text:span text:style-name="T38">écrire une ligne dans</text:span><text:span text:style-name="T37"> un fichier, utilise la classe </text:span><text:span text:style-name="T16">EcritureFichier</text:span><text:span text:style-name="T37"> disponible à l’adresse : </text:span><text:a xlink:type="simple" xlink:href="https://github.com/LucasEmbrechts/UAA14-POO-PHP/tree/main/OperationsFichier" text:style-name="Internet_20_link" text:visited-style-name="Visited_20_Internet_20_Link"><text:span text:style-name="T37">https://github.com/LucasEmbrechts/UAA14-POO-PHP/tree/main/</text:span><text:span text:style-name="T38">OperationsFichier</text:span></text:a></text:p>
      <text:p text:style-name="P40"><text:span text:style-name="T39">Attention </text:span><text:span text:style-name="T21">: des cas d’erreur (exceptions) sont à prévoir : le constructeur de la classe </text:span><text:span text:style-name="T16">EcritureFichier</text:span><text:span text:style-name="T21"> ainsi que l</text:span><text:span text:style-name="T40">a</text:span><text:span text:style-name="T21"> méthode </text:span><text:span text:style-name="T16">ecrire</text:span><text:span text:style-name="T33"> lance</text:span><text:span text:style-name="T21">nt une </text:span><text:span text:style-name="T16">EcritureException</text:span><text:span text:style-name="T21"> lorsqu’une erreur d’écriture dans le fichier est détectée</text:span></text:p>
      <text:p text:style-name="P35"><text:span text:style-name="T35">Fais en sorte que la méthode </text:span><text:span text:style-name="T16">écrireDansFichier</text:span><text:span text:style-name="T35"> lance une exception nommée </text:span><text:span text:style-name="T16">AccèsFichierException</text:span><text:span text:style-name="T35"> contenant le message «  Accès refusé au fichier </text:span><text:span text:style-name="T41">&lt;chemin&gt;</text:span><text:span text:style-name="T35"> » lorsqu’une erreur d’écriture est détectée.</text:span></text:p>
      <text:p text:style-name="P34">Etape 4</text:p>
      <text:p text:style-name="P35"><text:span text:style-name="T36">Teste les deux méthodes de la classe </text:span><text:span text:style-name="T16">GestionnaireFichier</text:span><text:span text:style-name="T36"> en essayant notamment de :</text:span></text:p>
      <text:list text:style-name="L12">
        <text:list-item>
          <text:p text:style-name="P41">lire le contenu d’un fichier inexistant ;</text:p>
        </text:list-item>
        <text:list-item>
          <text:p text:style-name="P42"><text:span text:style-name="T36">écrire dans un fichier verrouillé.</text:span><text:span text:style-name="T36"/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43">Références</text:p>
          </table:table-cell>
        </table:table-row>
      </table:table>
      <text:p text:style-name="P40">Les <text:span text:style-name="T42">présents </text:span>exercices ont été élaboré<text:span text:style-name="T43">s</text:span> à l’aide des ressources suivantes :</text:p>
      <text:list text:style-name="L13">
        <text:list-item>
          <text:p text:style-name="P44"><text:a xlink:type="simple" xlink:href="https://www.pierre-giraud.com/php-mysql-apprendre-coder-cours/introduction-programmation-orientee-objet/" text:style-name="Internet_20_link" text:visited-style-name="Visited_20_Internet_20_Link">https://www.pierre-giraud.com/php-mysql-apprendre-coder-cours/introduction-programmation-orientee-objet/</text:a></text:p>
        </text:list-item>
        <text:list-item>
          <text:p text:style-name="P45">Cours de « Développement d’applications WEB », Hénallux (2019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Lato" svg:font-family="Lato"/>
    <style:font-face style:name="Lato1" svg:font-family="Lato" style:font-pitch="variable"/>
    <style:font-face style:name="Lato2" svg:font-family="Lato" style:font-adornments="Bold"/>
    <style:font-face style:name="Lato3" svg:font-family="Lato" style:font-adornments="Regula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ato3" fo:font-family="Lato" style:font-style-name="Regular" fo:font-size="10.5pt" officeooo:rsid="0015f566" style:font-size-asian="9.14999961853027pt" style:font-size-complex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3" fo:font-family="Lato" style:font-style-name="Regular" fo:font-size="12pt" officeooo:rsid="0015f566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2" fo:font-family="Lato" style:font-style-name="Bold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ato" fo:font-family="Lato" fo:font-size="18pt" fo:font-weight="bold" officeooo:rsid="0015f566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padding="0.049cm" fo:border="0.06pt solid #000000"/>
      <style:text-properties style:font-name="Consolas1" fo:font-family="Consolas" style:font-family-generic="swiss" style:font-pitch="fixed" officeooo:rsid="0015f566"/>
    </style:style>
    <style:style style:name="Code" style:family="paragraph" style:parent-style-name="Table_20_Contents">
      <loext:graphic-properties draw:fill="solid" draw:fill-color="#f8f8f8" draw:opacity="100%"/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 fo:margin-top="0cm" fo:margin-bottom="0.25cm" style:contextual-spacing="false" fo:line-height="115%" fo:background-color="#f8f8f8"/>
      <style:text-properties style:use-window-font-color="true" loext:opacity="0%" style:font-name="Consolas1" fo:font-family="Consolas" style:font-family-generic="swiss" style:font-pitch="fixed" fo:font-size="10.5pt" fo:language="zxx" fo:country="none" fo:font-style="normal" style:text-underline-style="none" fo:font-weight="normal" officeooo:rsid="00272e53" fo:background-color="transparent" style:font-size-asian="10.5pt" style:font-size-complex="10.5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solas" style:family="paragraph" style:parent-style-name="Text_20_body">
      <style:text-properties officeooo:rsid="001ced83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Consolas" fo:font-family="Consolas" style:font-family-generic="roman" style:font-pitch="variable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s" style:family="paragraph" style:parent-style-name="Text_20_body">
      <style:text-properties fo:font-weight="normal" officeooo:rsid="0054411b" style:font-weight-asian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ato" fo:font-size="9pt" officeooo:rsid="002be5a5" officeooo:paragraph-rsid="0049857c" style:font-size-asian="9pt" style:font-size-complex="9pt"/>
    </style:style>
    <style:style style:name="MT1" style:family="text">
      <style:text-properties officeooo:rsid="0049995a"/>
    </style:style>
    <style:style style:name="MT2" style:family="text">
      <style:text-properties officeooo:rsid="007514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mation orientée objet </text:span>(UAA1<text:span text:style-name="MT1">4</text:span>)<text:tab/>Page <text:page-number text:select-page="current">7</text:page-number><text:s/>sur <text:page-count>7</text:page-count><text:tab/><text:span text:style-name="MT1">Exercices : série </text:span><text:span text:style-name="MT2">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2-23T12:26:00</meta:creation-date>
    <dc:date>2025-08-13T16:08:46.029680000</dc:date>
    <meta:editing-duration>P10DT19H53M48S</meta:editing-duration>
    <meta:editing-cycles>72</meta:editing-cycles>
    <meta:generator>LibreOffice/25.2.5.2$MacOSX_AARCH64 LibreOffice_project/03d19516eb2e1dd5d4ccd751a0d6f35f35e08022</meta:generator>
    <meta:initial-creator>Cecile</meta:initial-creator>
    <meta:print-date>2024-10-24T09:20:20.421901654</meta:print-date>
    <meta:printed-by>PDF files</meta:printed-by>
    <meta:document-statistic meta:table-count="5" meta:image-count="0" meta:object-count="0" meta:page-count="7" meta:paragraph-count="113" meta:word-count="1187" meta:character-count="7463" meta:non-whitespace-character-count="6438"/>
  </office:meta>
</office:document-meta>
</file>